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8.991cm"/>
    </style:style>
    <style:style style:name="co5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4.22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4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transport</text:p>
          </table:table-cell>
          <table:table-cell table:style-name="ce1" office:value-type="string">
            <text:p>hours</text:p>
          </table:table-cell>
          <table:table-cell table:style-name="ce3" office:value-type="string">
            <text:p>hours2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url</text:p>
          </table:table-cell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Stammgelände</text:p>
          </table:table-cell>
          <table:table-cell office:value-type="string">
            <text:p>Arcisstr. 21</text:p>
          </table:table-cell>
          <table:table-cell office:value-type="string">
            <text:p>U2 Königsplatz</text:p>
          </table:table-cell>
          <table:table-cell office:value-type="string">
            <text:p>Mo–Fr 8–24</text:p>
          </table:table-cell>
          <table:table-cell office:value-type="string">
            <text:p>Sa, So, Feiertage 10–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Stammgelände Info-Center</text:p>
          </table:table-cell>
          <table:table-cell office:value-type="string">
            <text:p>Arcisstr. 21</text:p>
          </table:table-cell>
          <table:table-cell office:value-type="string">
            <text:p>U2 Königsplatz</text:p>
          </table:table-cell>
          <table:table-cell office:value-type="string">
            <text:p>Mo-Fr 11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Medizin</text:p>
          </table:table-cell>
          <table:table-cell office:value-type="string">
            <text:p>Nigerstr. 3</text:p>
          </table:table-cell>
          <table:table-cell office:value-type="string">
            <text:p>U4 Prinzregentenplatz</text:p>
          </table:table-cell>
          <table:table-cell office:value-type="string">
            <text:p>Mo-Fr 9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Sozialwissenschaften</text:p>
          </table:table-cell>
          <table:table-cell office:value-type="string">
            <text:p>Lothstr. 17</text:p>
          </table:table-cell>
          <table:table-cell office:value-type="string">
            <text:p>Straßenbahn 20/21 Lothstr</text:p>
          </table:table-cell>
          <table:table-cell office:value-type="string">
            <text:p>Mo-Do 10-17</text:p>
          </table:table-cell>
          <table:table-cell office:value-type="string">
            <text:p>Fr 10-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Sportwissenschaft</text:p>
          </table:table-cell>
          <table:table-cell office:value-type="string">
            <text:p>Connollystr. 32</text:p>
          </table:table-cell>
          <table:table-cell office:value-type="string">
            <text:p>U3 Olympiazentrum</text:p>
          </table:table-cell>
          <table:table-cell office:value-type="string">
            <text:p>Mo-Do 9-18</text:p>
          </table:table-cell>
          <table:table-cell office:value-type="string">
            <text:p>Fr 9-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Weihenstephan</text:p>
          </table:table-cell>
          <table:table-cell office:value-type="string">
            <text:p>Am Forum 1, Freising</text:p>
          </table:table-cell>
          <table:table-cell office:value-type="string">
            <text:p>Bus 638 Weihenstephan</text:p>
          </table:table-cell>
          <table:table-cell office:value-type="string">
            <text:p>Mo-Fr 8-24</text:p>
          </table:table-cell>
          <table:table-cell office:value-type="string">
            <text:p>Sa, So, Feiertage 10–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Chemie</text:p>
          </table:table-cell>
          <table:table-cell office:value-type="string">
            <text:p>Lichtenbergstr. 4, Garching</text:p>
          </table:table-cell>
          <table:table-cell office:value-type="string">
            <text:p>U6 Garching-Forschungszentrum</text:p>
          </table:table-cell>
          <table:table-cell office:value-type="string">
            <text:p>Mo-Do 8-21</text:p>
          </table:table-cell>
          <table:table-cell office:value-type="string">
            <text:p>Fr 8-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Maschinenwesen</text:p>
          </table:table-cell>
          <table:table-cell office:value-type="string">
            <text:p>Boltzmannstr. 15, Garching</text:p>
          </table:table-cell>
          <table:table-cell office:value-type="string">
            <text:p>U6 Garching-Forschungszentrum</text:p>
          </table:table-cell>
          <table:table-cell office:value-type="string">
            <text:p>Mo-Do 9-21</text:p>
          </table:table-cell>
          <table:table-cell office:value-type="string">
            <text:p>Fr 9-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Mathematik</text:p>
          </table:table-cell>
          <table:table-cell office:value-type="string">
            <text:p>Boltzmannstr. 3, Garching</text:p>
          </table:table-cell>
          <table:table-cell office:value-type="string">
            <text:p>U6 Garching-Forschungszentrum</text:p>
          </table:table-cell>
          <table:table-cell office:value-type="string">
            <text:p>Mo-Fr 9-24</text:p>
          </table:table-cell>
          <table:table-cell office:value-type="string">
            <text:p>Sa, So, Feiertage 10–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Informatik</text:p>
          </table:table-cell>
          <table:table-cell office:value-type="string">
            <text:p>Boltzmannstr. 3, Garching</text:p>
          </table:table-cell>
          <table:table-cell office:value-type="string">
            <text:p>U6 Garching-Forschungszentrum</text:p>
          </table:table-cell>
          <table:table-cell office:value-type="string">
            <text:p>Mo-Fr 9-24</text:p>
          </table:table-cell>
          <table:table-cell office:value-type="string">
            <text:p>Sa, So, Feiertage 10–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string">
            <text:p>Physik</text:p>
          </table:table-cell>
          <table:table-cell office:value-type="string">
            <text:p>James-Franck-Str</text:p>
          </table:table-cell>
          <table:table-cell office:value-type="string">
            <text:p>U6 Garching-Forschungszentrum</text:p>
          </table:table-cell>
          <table:table-cell office:value-type="string">
            <text:p>Mo-Do 9-16</text:p>
          </table:table-cell>
          <table:table-cell office:value-type="string">
            <text:p>Fr 9-1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ibrary</text:p>
          </table:table-cell>
          <table:table-cell office:value-type="string">
            <text:p>Studentenwerksbibliothek (LMU)</text:p>
          </table:table-cell>
          <table:table-cell office:value-type="string">
            <text:p>Leopoldstr. 13 Haus 1</text:p>
          </table:table-cell>
          <table:table-cell office:value-type="string">
            <text:p>U3/U6 Giselastr</text:p>
          </table:table-cell>
          <table:table-cell office:value-type="string">
            <text:p>Mo-Fr 8-20</text:p>
          </table:table-cell>
          <table:table-cell/>
          <table:table-cell office:value-type="string">
            <text:p>TU-Ausweis bei Zentralbibliothek LMU</text:p>
            <text:p>Geschwister-Scholl-Platz 1, München</text:p>
            <text:p>Mo-Fr 9-17</text:p>
          </table:table-cell>
          <table:table-cell/>
        </table:table-row>
        <table:table-row table:style-name="ro2">
          <table:table-cell/>
          <table:table-cell office:value-type="string">
            <text:p>library</text:p>
          </table:table-cell>
          <table:table-cell office:value-type="string">
            <text:p>Bibliothek Wirtschaftswissenschaften &amp; Statistik (LMU)</text:p>
          </table:table-cell>
          <table:table-cell office:value-type="string">
            <text:p>Ludwigstr. 28/I VG</text:p>
          </table:table-cell>
          <table:table-cell office:value-type="string">
            <text:p>U3/U6 Universität</text:p>
          </table:table-cell>
          <table:table-cell office:value-type="string">
            <text:p>Mo-Fr 8-22</text:p>
          </table:table-cell>
          <table:table-cell office:value-type="string">
            <text:p>Sa 9-18</text:p>
          </table:table-cell>
          <table:table-cell office:value-type="string">
            <text:p>TU-Ausweis bei Zentralbibliothek LMU</text:p>
            <text:p>Geschwister-Scholl-Platz 1, München</text:p>
            <text:p>Mo-Fr 9-17</text:p>
          </table:table-cell>
          <table:table-cell/>
        </table:table-row>
        <table:table-row table:style-name="ro2">
          <table:table-cell/>
          <table:table-cell office:value-type="string">
            <text:p>library</text:p>
          </table:table-cell>
          <table:table-cell office:value-type="string">
            <text:p>Bibliothek Mathematik, Meteorologie, Physik (LMU)</text:p>
          </table:table-cell>
          <table:table-cell office:value-type="string">
            <text:p>Theresienstraße 37</text:p>
          </table:table-cell>
          <table:table-cell office:value-type="string">
            <text:p>U3-6 Odeonsplatz</text:p>
          </table:table-cell>
          <table:table-cell office:value-type="string">
            <text:p>Mo-Fr 8-22</text:p>
          </table:table-cell>
          <table:table-cell office:value-type="string">
            <text:p>Sa 9-18</text:p>
          </table:table-cell>
          <table:table-cell office:value-type="string">
            <text:p>TU-Ausweis bei Zentralbibliothek LMU</text:p>
            <text:p>Geschwister-Scholl-Platz 1, München</text:p>
            <text:p>Mo-Fr 9-1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float" office:value="422">
            <text:p>422</text:p>
          </table:table-cell>
          <table:table-cell office:value-type="string">
            <text:p>cafeteria</text:p>
          </table:table-cell>
          <table:table-cell office:value-type="string">
            <text:p>Mensa Garching</text:p>
          </table:table-cell>
          <table:table-cell office:value-type="string">
            <text:p>Lichtenbergstr. 2, Garching</text:p>
          </table:table-cell>
          <table:table-cell/>
          <table:table-cell office:value-type="string">
            <text:p>Mo-Do 11-14</text:p>
          </table:table-cell>
          <table:table-cell office:value-type="string">
            <text:p>Fr 11-13.45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afeteria</text:p>
          </table:table-cell>
          <table:table-cell office:value-type="string">
            <text:p>Cafeteria Mensa Garching</text:p>
          </table:table-cell>
          <table:table-cell office:value-type="string">
            <text:p>Lichtenbergstr. 2, Garching</text:p>
          </table:table-cell>
          <table:table-cell/>
          <table:table-cell office:value-type="string">
            <text:p>Mo-Fr 11-14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cafeteria</text:p>
          </table:table-cell>
          <table:table-cell office:value-type="string">
            <text:p>Cafeteria Boltzmannstraße</text:p>
          </table:table-cell>
          <table:table-cell office:value-type="string">
            <text:p>Boltzmannstr. 15, Garching</text:p>
          </table:table-cell>
          <table:table-cell/>
          <table:table-cell office:value-type="string">
            <text:p>Mo-Do 10.30-14.30</text:p>
          </table:table-cell>
          <table:table-cell office:value-type="string">
            <text:p>Fr 10.30-13.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Espresso-Bar Mensa Garching</text:p>
          </table:table-cell>
          <table:table-cell office:value-type="string">
            <text:p>Lichtenbergstr. 2, Garching</text:p>
          </table:table-cell>
          <table:table-cell/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Espresso-Bar Maschinenwesen</text:p>
          </table:table-cell>
          <table:table-cell office:value-type="string">
            <text:p>Boltzmannstr. 15, Garching</text:p>
          </table:table-cell>
          <table:table-cell/>
          <table:table-cell office:value-type="string">
            <text:p>Mo-Fr 7-1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float" office:value="411">
            <text:p>411</text:p>
          </table:table-cell>
          <table:table-cell office:value-type="string">
            <text:p>cafeteria</text:p>
          </table:table-cell>
          <table:table-cell office:value-type="string">
            <text:p>Mensa Leopoldstr</text:p>
          </table:table-cell>
          <table:table-cell office:value-type="string">
            <text:p>Leopoldstr. 13a</text:p>
          </table:table-cell>
          <table:table-cell/>
          <table:table-cell office:value-type="string">
            <text:p>Mo-Do 11-14.30</text:p>
          </table:table-cell>
          <table:table-cell office:value-type="string">
            <text:p>Fr 11-14</text:p>
          </table:table-cell>
          <table:table-cell table:number-columns-repeated="2"/>
        </table:table-row>
        <table:table-row table:style-name="ro1">
          <table:table-cell table:style-name="ce2" office:value-type="float" office:value="421">
            <text:p>421</text:p>
          </table:table-cell>
          <table:table-cell office:value-type="string">
            <text:p>cafeteria</text:p>
          </table:table-cell>
          <table:table-cell office:value-type="string">
            <text:p>Mensa Arcisstraße</text:p>
          </table:table-cell>
          <table:table-cell office:value-type="string">
            <text:p>Arcisstr. 17</text:p>
          </table:table-cell>
          <table:table-cell/>
          <table:table-cell office:value-type="string">
            <text:p>Mo-Do 11-14.30</text:p>
          </table:table-cell>
          <table:table-cell office:value-type="string">
            <text:p>Fr 11-14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afeteria</text:p>
          </table:table-cell>
          <table:table-cell office:value-type="string">
            <text:p>Mensa Lothstraße</text:p>
          </table:table-cell>
          <table:table-cell office:value-type="string">
            <text:p>Lothstr. 13d</text:p>
          </table:table-cell>
          <table:table-cell/>
          <table:table-cell office:value-type="string">
            <text:p>Mo-Do 11-14</text:p>
          </table:table-cell>
          <table:table-cell table:style-name="Default" office:value-type="string">
            <text:p>Fr 11-13.45</text:p>
          </table:table-cell>
          <table:table-cell table:number-columns-repeated="2"/>
        </table:table-row>
        <table:table-row table:style-name="ro1">
          <table:table-cell table:style-name="ce2" office:value-type="float" office:value="416">
            <text:p>416</text:p>
          </table:table-cell>
          <table:table-cell office:value-type="string">
            <text:p>cafeteria</text:p>
          </table:table-cell>
          <table:table-cell office:value-type="string">
            <text:p>Mensaria Schellingstraße</text:p>
          </table:table-cell>
          <table:table-cell office:value-type="string">
            <text:p>Schellingstr. 3</text:p>
          </table:table-cell>
          <table:table-cell/>
          <table:table-cell office:value-type="string">
            <text:p>Mo-Fr 11-14</text:p>
          </table:table-cell>
          <table:table-cell table:number-columns-repeated="3"/>
        </table:table-row>
        <table:table-row table:style-name="ro1">
          <table:table-cell office:value-type="float" office:value="532">
            <office:annotation draw:style-name="gr1" draw:text-style-name="P1" svg:width="2.899cm" svg:height="0.596cm" svg:x="2.148cm" svg:y="13.386cm" draw:caption-point-x="-0.61cm" draw:caption-point-y="1.51cm">
              <dc:creator>TB</dc:creator>
              <dc:date>2011-10-12T00:00:00</dc:date>
              <text:p text:style-name="P1">r</text:p>
            </office:annotation>
            <text:p>532</text:p>
          </table:table-cell>
          <table:table-cell office:value-type="string">
            <text:p>cafeteria</text:p>
          </table:table-cell>
          <table:table-cell office:value-type="string">
            <text:p>Cafeteria Karlstraße</text:p>
          </table:table-cell>
          <table:table-cell office:value-type="string">
            <text:p>Karlstr. 6</text:p>
          </table:table-cell>
          <table:table-cell/>
          <table:table-cell office:value-type="string">
            <text:p>Mo-Fr 9-14.30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cafeteria</text:p>
          </table:table-cell>
          <table:table-cell office:value-type="string">
            <text:p>Cafeteria Audimax</text:p>
          </table:table-cell>
          <table:table-cell office:value-type="string">
            <text:p>Arcisstr. 21</text:p>
          </table:table-cell>
          <table:table-cell/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cafeteria</text:p>
          </table:table-cell>
          <table:table-cell office:value-type="string">
            <text:p>Cafeteria Adalbertstraße</text:p>
          </table:table-cell>
          <table:table-cell office:value-type="string">
            <text:p>Adalbertstr. 5</text:p>
          </table:table-cell>
          <table:table-cell/>
          <table:table-cell office:value-type="string">
            <text:p>Mo-Do 11-14.30</text:p>
          </table:table-cell>
          <table:table-cell table:style-name="Default" office:value-type="string">
            <text:p>Fr 11-13.45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cafeteria</text:p>
          </table:table-cell>
          <table:table-cell office:value-type="string">
            <text:p>Cafeteria Heßstraße</text:p>
          </table:table-cell>
          <table:table-cell office:value-type="string">
            <text:p>Lothstr. 64 Gebäude R</text:p>
          </table:table-cell>
          <table:table-cell/>
          <table:table-cell office:value-type="string">
            <text:p>Mo-Do 9-15</text:p>
          </table:table-cell>
          <table:table-cell office:value-type="string">
            <text:p>Fr 9-14.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Cafeteria Mensa Leopoldstr</text:p>
          </table:table-cell>
          <table:table-cell office:value-type="string">
            <text:p>Leopoldstr. 13a</text:p>
          </table:table-cell>
          <table:table-cell/>
          <table:table-cell office:value-type="string">
            <text:p>Mo-Fr 11-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Crazy Bean Bar</text:p>
          </table:table-cell>
          <table:table-cell office:value-type="string">
            <text:p>Arcisstr. 17</text:p>
          </table:table-cell>
          <table:table-cell/>
          <table:table-cell office:value-type="string">
            <text:p>Mo-Fr 8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Espresso-Bar Mensa Leopoldstr</text:p>
          </table:table-cell>
          <table:table-cell office:value-type="string">
            <text:p>Leopoldstr. 13a</text:p>
          </table:table-cell>
          <table:table-cell/>
          <table:table-cell office:value-type="string">
            <text:p>Mo-Fr 9-15.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Espresso-Bar Leopoldstr</text:p>
          </table:table-cell>
          <table:table-cell office:value-type="string">
            <text:p>Leopoldstr. 13 Haus 2</text:p>
          </table:table-cell>
          <table:table-cell/>
          <table:table-cell office:value-type="string">
            <text:p>Mo-Do 10-15</text:p>
          </table:table-cell>
          <table:table-cell office:value-type="string">
            <text:p>Fr 10-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Espresso-Bar Ludwigstr</text:p>
          </table:table-cell>
          <table:table-cell office:value-type="string">
            <text:p>Ludwigstr. 28 RG</text:p>
          </table:table-cell>
          <table:table-cell/>
          <table:table-cell office:value-type="string">
            <text:p>Mo-Do 9-21.30</text:p>
          </table:table-cell>
          <table:table-cell office:value-type="string">
            <text:p>Fr 9-1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cafeteria</text:p>
          </table:table-cell>
          <table:table-cell office:value-type="string">
            <text:p>Mensa Pasing</text:p>
          </table:table-cell>
          <table:table-cell office:value-type="string">
            <text:p>Am Stadtpark 20</text:p>
          </table:table-cell>
          <table:table-cell/>
          <table:table-cell office:value-type="string">
            <text:p>Mo-Do 11-13.45</text:p>
          </table:table-cell>
          <table:table-cell table:style-name="Default" office:value-type="string">
            <text:p>Fr 11-13.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Cafeteria Pasing</text:p>
          </table:table-cell>
          <table:table-cell office:value-type="string">
            <text:p>Am Stadtpark 20</text:p>
          </table:table-cell>
          <table:table-cell/>
          <table:table-cell office:value-type="string">
            <text:p>Mo-Do 7.45-16</text:p>
          </table:table-cell>
          <table:table-cell office:value-type="string">
            <text:p>Fr 7.45-14.30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cafeteria</text:p>
          </table:table-cell>
          <table:table-cell office:value-type="string">
            <text:p>Cafeteria Olympiapark</text:p>
          </table:table-cell>
          <table:table-cell office:value-type="string">
            <text:p>Connollystr. 32</text:p>
          </table:table-cell>
          <table:table-cell/>
          <table:table-cell office:value-type="string">
            <text:p>Mo-Fr 11-14</text:p>
          </table:table-cell>
          <table:table-cell table:number-columns-repeated="3"/>
        </table:table-row>
        <table:table-row table:style-name="ro1">
          <table:table-cell table:style-name="ce2" office:value-type="float" office:value="413">
            <text:p>413</text:p>
          </table:table-cell>
          <table:table-cell office:value-type="string">
            <text:p>cafeteria</text:p>
          </table:table-cell>
          <table:table-cell office:value-type="string">
            <text:p>Mensaria Schillerstraße</text:p>
          </table:table-cell>
          <table:table-cell office:value-type="string">
            <text:p>Schillerstr. 47</text:p>
          </table:table-cell>
          <table:table-cell/>
          <table:table-cell office:value-type="string">
            <text:p>Mo-Do 11-14.15</text:p>
          </table:table-cell>
          <table:table-cell office:value-type="string">
            <text:p>Fr 11-14</text:p>
          </table:table-cell>
          <table:table-cell table:number-columns-repeated="2"/>
        </table:table-row>
        <table:table-row table:style-name="ro1">
          <table:table-cell table:style-name="ce2" office:value-type="float" office:value="418">
            <text:p>418</text:p>
          </table:table-cell>
          <table:table-cell office:value-type="string">
            <text:p>cafeteria</text:p>
          </table:table-cell>
          <table:table-cell office:value-type="string">
            <text:p>Mensaria Goethestraße</text:p>
          </table:table-cell>
          <table:table-cell office:value-type="string">
            <text:p>Goethestr. 70</text:p>
          </table:table-cell>
          <table:table-cell/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float" office:value="423">
            <text:p>423</text:p>
          </table:table-cell>
          <table:table-cell office:value-type="string">
            <text:p>cafeteria</text:p>
          </table:table-cell>
          <table:table-cell office:value-type="string">
            <text:p>Mensa, Cafeteria Weihenstephan</text:p>
          </table:table-cell>
          <table:table-cell office:value-type="string">
            <text:p>Maximus-von-Imhof-Forum 5, Freising</text:p>
          </table:table-cell>
          <table:table-cell/>
          <table:table-cell office:value-type="string">
            <text:p>Mo-Fr 11-13.30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cafeteria</text:p>
          </table:table-cell>
          <table:table-cell office:value-type="string">
            <text:p>Cafeteria Akademie</text:p>
          </table:table-cell>
          <table:table-cell office:value-type="string">
            <text:p>Altes Akademiegebäude, Freising</text:p>
          </table:table-cell>
          <table:table-cell/>
          <table:table-cell office:value-type="string">
            <text:p>Mo-Do 11-14</text:p>
          </table:table-cell>
          <table:table-cell office:value-type="string">
            <text:p>Fr 11-13.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Espresso-Bar Mensa Weihenstephan</text:p>
          </table:table-cell>
          <table:table-cell office:value-type="string">
            <text:p>Maximus-von-Imhof-Forum 5, Freising</text:p>
          </table:table-cell>
          <table:table-cell/>
          <table:table-cell office:value-type="string">
            <text:p>Mo-Fr 10.30-14.3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412">
            <text:p>412</text:p>
          </table:table-cell>
          <table:table-cell office:value-type="string">
            <text:p>cafeteria</text:p>
          </table:table-cell>
          <table:table-cell office:value-type="string">
            <text:p>Mensa Martinsried</text:p>
          </table:table-cell>
          <table:table-cell office:value-type="string">
            <text:p>Großhaderner Straße 6, Martinsried</text:p>
          </table:table-cell>
          <table:table-cell/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 table:number-columns-repeated="2"/>
        </table:table-row>
        <table:table-row table:style-name="ro1">
          <table:table-cell table:style-name="ce2" office:value-type="float" office:value="414">
            <text:p>414</text:p>
          </table:table-cell>
          <table:table-cell office:value-type="string">
            <text:p>cafeteria</text:p>
          </table:table-cell>
          <table:table-cell office:value-type="string">
            <text:p>Mensaria Großhadern</text:p>
          </table:table-cell>
          <table:table-cell office:value-type="string">
            <text:p>Butenandtstr. 13 Gebäude F</text:p>
          </table:table-cell>
          <table:table-cell/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feteria</text:p>
          </table:table-cell>
          <table:table-cell office:value-type="string">
            <text:p>Espresso-Bar Martinsried</text:p>
          </table:table-cell>
          <table:table-cell office:value-type="string">
            <text:p>Großhaderner Straße 2, Martinsried</text:p>
          </table:table-cell>
          <table:table-cell/>
          <table:table-cell office:value-type="string">
            <text:p>Mo-Fr 11-14.3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nfo</text:p>
          </table:table-cell>
          <table:table-cell office:value-type="string">
            <text:p>Skriptenverkauf Mathe, Physik, Informatik</text:p>
          </table:table-cell>
          <table:table-cell office:value-type="string">
            <text:p>Boltzmannstr. 3, Garching</text:p>
          </table:table-cell>
          <table:table-cell office:value-type="string">
            <text:p>U6 Garching-Forschungszentrum</text:p>
          </table:table-cell>
          <table:table-cell office:value-type="string">
            <text:p>noch nicht bekan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fo</text:p>
          </table:table-cell>
          <table:table-cell office:value-type="string">
            <text:p>Infopoint Informatik</text:p>
          </table:table-cell>
          <table:table-cell office:value-type="string">
            <text:p>Boltzmannstr. 3, Garching, MI 00.10.013</text:p>
          </table:table-cell>
          <table:table-cell office:value-type="string">
            <text:p>U6 Garching-Forschungszentrum</text:p>
          </table:table-cell>
          <table:table-cell office:value-type="string">
            <text:p>Mo-Do 9.30-17</text:p>
          </table:table-cell>
          <table:table-cell office:value-type="string">
            <text:p>Fr 9.30-1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nfo</text:p>
          </table:table-cell>
          <table:table-cell office:value-type="string">
            <text:p>Studenten Service Zentrum, Studienberatung</text:p>
          </table:table-cell>
          <table:table-cell office:value-type="string">
            <text:p>Arcisstr. 21, Raum 0140</text:p>
          </table:table-cell>
          <table:table-cell office:value-type="string">
            <text:p>U2 Königsplatz</text:p>
          </table:table-cell>
          <table:table-cell office:value-type="string">
            <text:p>Mo,Mi 14-16</text:p>
          </table:table-cell>
          <table:table-cell office:value-type="string">
            <text:p>Fr 9-12</text:p>
          </table:table-cell>
          <table:table-cell office:value-type="string">
            <text:p>Termin per Telefon: 089-28922737</text:p>
            <text:p>Telefonsprechstunde Di 10-12</text:p>
          </table:table-cell>
          <table:table-cell/>
        </table:table-row>
        <table:table-row table:style-name="ro1">
          <table:table-cell/>
          <table:table-cell office:value-type="string">
            <text:p>info</text:p>
          </table:table-cell>
          <table:table-cell office:value-type="string">
            <text:p>Studenten Service Zentrum, Immatrikulation</text:p>
          </table:table-cell>
          <table:table-cell office:value-type="string">
            <text:p>Arcisstr. 21, Raum 0140</text:p>
          </table:table-cell>
          <table:table-cell office:value-type="string">
            <text:p>U2 Königsplatz</text:p>
          </table:table-cell>
          <table:table-cell office:value-type="string">
            <text:p>Mo-Fr 9-12</text:p>
          </table:table-cell>
          <table:table-cell office:value-type="string">
            <text:p>Mo-Do 13-16</text:p>
          </table:table-cell>
          <table:table-cell office:value-type="string">
            <text:p>Termin per Telefon: 089-28922245</text:p>
          </table:table-cell>
          <table:table-cell/>
        </table:table-row>
        <table:table-row table:style-name="ro3">
          <table:table-cell/>
          <table:table-cell office:value-type="string">
            <text:p>info</text:p>
          </table:table-cell>
          <table:table-cell office:value-type="string">
            <text:p>Zentraler Hochschulsport (ZHS) Ausweise/Marken</text:p>
          </table:table-cell>
          <table:table-cell office:value-type="string">
            <text:p>Connollystraße 32</text:p>
          </table:table-cell>
          <table:table-cell office:value-type="string">
            <text:p>U3 Olympiazentrum</text:p>
          </table:table-cell>
          <table:table-cell office:value-type="string">
            <text:p>Mo-Mi 9-11</text:p>
          </table:table-cell>
          <table:table-cell office:value-type="string">
            <text:p>Do 17-19</text:p>
          </table:table-cell>
          <table:table-cell office:value-type="string">
            <text:p>Ausnahme:</text:p>
            <text:p>17.-27. Oktober Mo-Do 16-19</text:p>
          </table:table-cell>
          <table:table-cell/>
        </table:table-row>
        <table:table-row table:style-name="ro3">
          <table:table-cell/>
          <table:table-cell office:value-type="string">
            <text:p>info</text:p>
          </table:table-cell>
          <table:table-cell office:value-type="string">
            <text:p>Studienberatung Informatik (A. Reiser)</text:p>
          </table:table-cell>
          <table:table-cell office:value-type="string">
            <text:p>Boltzmannstr. 3, Garching, MI 02.11.053</text:p>
          </table:table-cell>
          <table:table-cell office:value-type="string">
            <text:p>U6 Garching-Forschungszentrum</text:p>
          </table:table-cell>
          <table:table-cell office:value-type="string">
            <text:p>Mo 13-14, Mi 13-15</text:p>
          </table:table-cell>
          <table:table-cell office:value-type="string">
            <text:p>Ausland Mi 10-11</text:p>
          </table:table-cell>
          <table:table-cell office:value-type="string">
            <text:p>Telefon: 089-28917284</text:p>
            <text:p>Email: <text:a xlink:href="mailto:reiser@in.tum.de">reiser@in.tum.de</text:a></text:p>
          </table:table-cell>
          <table:table-cell/>
        </table:table-row>
        <table:table-row table:style-name="ro3">
          <table:table-cell/>
          <table:table-cell office:value-type="string">
            <text:p>info</text:p>
          </table:table-cell>
          <table:table-cell office:value-type="string">
            <text:p>Studienberatung Informatik (V. Simic)</text:p>
          </table:table-cell>
          <table:table-cell office:value-type="string">
            <text:p>Boltzmannstr. 3, Garching, MI 02.11.033</text:p>
          </table:table-cell>
          <table:table-cell office:value-type="string">
            <text:p>U6 Garching-Forschungszentrum</text:p>
          </table:table-cell>
          <table:table-cell office:value-type="string">
            <text:p>Di 13-15, Do 10-11</text:p>
          </table:table-cell>
          <table:table-cell office:value-type="string">
            <text:p>Fr 9-11</text:p>
          </table:table-cell>
          <table:table-cell office:value-type="string">
            <text:p>Telefon: 089-28917296</text:p>
            <text:p>Email: <text:a xlink:href="mailto:vivija.simic@in.tum.de">vivija.simic@in.tum.de</text:a></text:p>
          </table:table-cell>
          <table:table-cell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2.10.2011</text:date>, <text:time>04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ley</meta:initial-creator>
    <meta:creation-date>2011-09-24T14:46:39.99</meta:creation-date>
    <dc:date>2011-10-12T04:59:32.91</dc:date>
    <dc:creator>Thomas Bley</dc:creator>
    <meta:editing-duration>PT6H6M16S</meta:editing-duration>
    <meta:editing-cycles>175</meta:editing-cycles>
    <meta:generator>LibreOffice/3.4$Win32 LibreOffice_project/340m1$Build-203</meta:generator>
    <meta:document-statistic meta:table-count="3" meta:cell-count="292" meta:object-count="0"/>
  </office:meta>
</office:document-meta>
</file>